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fo:margin-top="0cm" fo:margin-bottom="0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officeooo:paragraph-rsid="000869c3"/>
    </style:style>
    <style:style style:name="P3" style:family="paragraph" style:parent-style-name="Standard">
      <style:text-properties officeooo:paragraph-rsid="000a9f0c"/>
    </style:style>
    <style:style style:name="P4" style:family="paragraph" style:parent-style-name="Autor">
      <style:paragraph-properties fo:break-before="column"/>
    </style:style>
    <style:style style:name="P5" style:family="paragraph" style:parent-style-name="nazwa">
      <style:paragraph-properties fo:margin-top="0cm" fo:margin-bottom="0.3cm" loext:contextual-spacing="false"/>
    </style:style>
    <style:style style:name="P6" style:family="paragraph" style:parent-style-name="Łacińskie" style:list-style-name="komorka"/>
    <style:style style:name="P7" style:family="paragraph" style:parent-style-name="Podpiss">
      <style:paragraph-properties fo:margin-top="0cm" fo:margin-bottom="0.3cm" loext:contextual-spacing="false"/>
    </style:style>
    <style:style style:name="P8" style:family="paragraph" style:parent-style-name="Standard">
      <style:paragraph-properties fo:margin-top="0cm" fo:margin-bottom="0.3cm" loext:contextual-spacing="false"/>
      <style:text-properties fo:font-weight="bold" style:font-weight-asian="bold" style:font-weight-complex="bold"/>
    </style:style>
    <style:style style:name="P9" style:family="paragraph" style:parent-style-name="Standard" style:master-page-name="">
      <loext:graphic-properties draw:fill="none"/>
      <style:paragraph-properties fo:margin-left="1.649cm" fo:margin-right="0cm" fo:margin-top="0cm" fo:margin-bottom="0.6cm" loext:contextual-spacing="false" fo:line-height="150%" fo:text-align="justify" style:justify-single-word="false" fo:text-indent="-1.649cm" style:auto-text-indent="false" style:page-number="auto" fo:background-color="transparent" style:writing-mode="page"/>
    </style:style>
    <style:style style:name="P10" style:family="paragraph" style:parent-style-name="Autor">
      <style:paragraph-properties fo:margin-top="0cm" fo:margin-bottom="0.3cm" loext:contextual-spacing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Temat:</text:span><text:span text:style-name="T1"> </text:span><text:span text:style-name="T3">Zadania poezji i role poety. Zinterpretuj i porównaj podane teksty Czesława Miłosza i Ernesta Brylla, uwzględniając wybrane konteksty literackie oraz ukształtowanie artystyczne obu tekstów.</text:span></text:p>
      <text:section text:style-name="Sect1" text:name="Sekcja1">
        <text:p text:style-name="P10">Czesław Miłosz (1911-2004)</text:p>
        <text:p text:style-name="P5">Który skrzywdziłeś</text:p>
        <text:p text:style-name="P2">Który skrzywdziłeś człowieka prostego</text:p>
        <text:p text:style-name="P2">Śmiechem nad krzywdą jego wybuchając,</text:p>
        <text:p text:style-name="P2">Gromadę błaznów koło siebie mając</text:p>
        <text:p text:style-name="P2">Na pomieszanie dobrego i złego,</text:p>
        <text:p text:style-name="P2">Choćby przed tobą wszyscy się skłonili</text:p>
        <text:p text:style-name="P2">Cnotę i mądrość tobie przypisując,</text:p>
        <text:p text:style-name="P2">Złote medale na twoją cześć kując,</text:p>
        <text:p text:style-name="P2">Radzi że jeszcze jeden dzień przeżyli,</text:p>
        <text:p text:style-name="P2"/>
        <text:p text:style-name="P2">Nie bądź bezpieczny. Poeta pamięta</text:p>
        <text:p text:style-name="P2">Możesz go zabić - narodzi się nowy.</text:p>
        <text:p text:style-name="P2">Spisane będą czyny i rozmowy.</text:p>
        <text:p text:style-name="P2"/>
        <text:p text:style-name="P2">Lepszy dla ciebie byłby świt zimowy</text:p>
        <text:p text:style-name="P2">I sznur i gałąź pod ciężarem zgięta.</text:p>
        <text:p text:style-name="P2"/>
        <text:p text:style-name="kursywa"><text:span text:style-name="T4">Washington D.C., 1950 (Światło dzienne, 1953)</text:span></text:p>
        <text:p text:style-name="P4">Ernest Bryll (ur. 1935)</text:p>
        <text:p text:style-name="P2"/>
        <text:p text:style-name="nazwa">Ten, który…</text:p>
        <text:p text:style-name="P2"/>
        <text:p text:style-name="P2">Ten, który skrzywdził człowieka prostego</text:p>
        <text:p text:style-name="P2">Wynajdzie rymopisów, co wszystko wymażą</text:p>
        <text:p text:style-name="P2">i historyka w dowodach zręcznego</text:p>
        <text:p text:style-name="P2">Który wyrzeźbi dzieje z tak dostojną twarzą</text:p>
        <text:p text:style-name="P2">Jak nigdy w dziejach nie bywało.</text:p>
        <text:p text:style-name="P2">Ten, który zbrodnię czynił - byle wszystko cało</text:p>
        <text:p text:style-name="P2">Znajdzie w ciemności wieków swoją sprawiedliwość</text:p>
        <text:p text:style-name="P2">Chociaż siał burze, słodkie zbierze ziarno.</text:p>
        <text:p text:style-name="P2"/>
        <text:p text:style-name="P2">Takie jest doświadczenie. A my byśmy chcieli</text:p>
        <text:p text:style-name="P2">Aby się słowa poety lękano</text:p>
        <text:p text:style-name="P2">By imperatorowie w pomiętej pościeli</text:p>
        <text:p text:style-name="P2">Pocili się, myśleli - co o nich pisano</text:p>
        <text:p text:style-name="P2"/>
        <text:p text:style-name="P2">Takie jest doświadczenie, które zawsze znano</text:p>
        <text:p text:style-name="P2">I zawsze przeciw głupi poeci lecieli.</text:p>
        <text:p text:style-name="P2"/>
        <text:p><text:span text:style-name="T4">Zwierzątko, 1975</text:span></text:p>
      </text:section>
      <text:p text:style-name="P8">I. Rozwinięcie tematu (22 pkt)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Autor">Miłosz, <text:span text:style-name="T5">Który skrzywdziłeś</text:span></text:p>
          </table:table-cell>
          <table:table-cell table:style-name="Tabela1.B1" office:value-type="string">
            <text:p text:style-name="Autor">Bryll,<text:span text:style-name="T4"> </text:span><text:span text:style-name="T6">Ten, który…</text:span></text:p>
          </table:table-cell>
        </table:table-row>
        <table:table-row>
          <table:table-cell table:style-name="Tabela1.A2" table:number-columns-spanned="2" office:value-type="string">
            <text:p text:style-name="P3"><text:span text:style-name="komorka2">Kreacja podmiotu lirycznego</text:span></text:p>
          </table:table-cell>
          <table:covered-table-cell/>
        </table:table-row>
        <table:table-row>
          <table:table-cell table:style-name="Tabela1.A7" office:value-type="string">
            <text:list xml:id="list2473546811" text:style-name="komorka">
              <text:list-item>
                <text:p>pewny własnej wartości roli poeta;</text:p>
              </text:list-item>
              <text:list-item>
                <text:p>obserwator i krytyk piętnujący zło;</text:p>
              </text:list-item>
              <text:list-item>
                <text:p>osoba zaangażowana;</text:p>
              </text:list-item>
            </text:list>
          </table:table-cell>
          <table:table-cell table:style-name="Tabela1.B7" office:value-type="string">
            <text:list xml:id="list3103238965" text:style-name="komorka">
              <text:list-item>
                <text:p>racjonalista odrzucający idealizowanie rzeczywistości;</text:p>
              </text:list-item>
              <text:list-item>
                <text:p>ironiczny, sarkastyczny krytyk;</text:p>
              </text:list-item>
              <text:list-item>
                <text:p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3"><text:span text:style-name="komorka2">Adresat liryczny</text:span></text:p>
          </table:table-cell>
          <table:covered-table-cell/>
        </table:table-row>
        <table:table-row>
          <table:table-cell table:style-name="Tabela1.A7" office:value-type="string">
            <text:list xml:id="list195057408833992" text:continue-numbering="true" text:style-name="komorka">
              <text:list-item>
                <text:p>człowiek lekceważący człowieka i normy moralne;</text:p>
              </text:list-item>
              <text:list-item>
                <text:p>tyran, zadufany w sobie, pyszny i dumny władca;</text:p>
              </text:list-item>
            </text:list>
          </table:table-cell>
          <table:table-cell table:style-name="Tabela1.B7" office:value-type="string">
            <text:list xml:id="list195058298373719" text:continue-numbering="true" text:style-name="komorka">
              <text:list-item>
                <text:p>retoryczne "my", czyli "wy" - podm. zdystansowany!</text:p>
              </text:list-item>
              <text:list-item>
                <text:p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3"><text:span text:style-name="komorka2">Władca i społeczeństwo</text:span></text:p>
          </table:table-cell>
          <table:covered-table-cell/>
        </table:table-row>
        <table:table-row>
          <table:table-cell table:style-name="Tabela1.A7" office:value-type="string">
            <text:list xml:id="list195057361660030" text:continue-numbering="true" text:style-name="komorka">
              <text:list-item>
                <text:p>spersonalizowany (2 os. lp.) - wzmocnienie groźby;</text:p>
              </text:list-item>
              <text:list-item>
                <text:p>strachem podporządkowuje sobie innych;</text:p>
              </text:list-item>
              <text:list-item>
                <text:p>poddańczo wychwalany i idealizowany;</text:p>
              </text:list-item>
            </text:list>
          </table:table-cell>
          <table:table-cell table:style-name="Tabela1.B7" office:value-type="string">
            <text:list xml:id="list195058996849463" text:continue-numbering="true" text:style-name="komorka">
              <text:list-item>
                <text:p>uprzedmiotowiony (3 os.) - niedosięgły; cyniczny i szyderczy manipulator; gardzi człowiekiem i prawdą;</text:p>
              </text:list-item>
              <text:list-item>
                <text:p>żąda poklasku, w praktyce triumfuje; pociąga za sobą ludzi (atrakcyjność zła);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komorka" style:family="paragraph" style:parent-style-name="Standard" style:list-style-name="łacińskie">
      <style:paragraph-properties fo:margin-left="0cm" fo:margin-right="0cm" fo:margin-top="0cm" fo:margin-bottom="0cm" loext:contextual-spacing="false" fo:text-indent="0cm" style:auto-text-indent="false" style:writing-mode="page"/>
      <style:text-properties fo:font-size="10pt" style:font-size-asian="10.5pt"/>
    </style:style>
    <style:style style:name="nazwa" style:family="paragraph" style:parent-style-name="Standard">
      <style:paragraph-properties style:writing-mode="page"/>
      <style:text-properties fo:font-style="italic" fo:font-weight="bold" style:font-size-asian="10.5pt"/>
    </style:style>
    <style:style style:name="kursywa" style:family="paragraph" style:parent-style-name="nazwa">
      <style:paragraph-properties style:writing-mode="page"/>
      <style:text-properties fo:font-size="9pt" fo:font-style="italic" fo:font-weight="normal" style:font-size-asian="10.5pt"/>
    </style:style>
    <style:style style:name="Autor" style:family="paragraph" style:parent-style-name="Standard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komorka2" style:family="text">
      <style:text-properties fo:font-size="10.5pt" fo:font-weight="bold" style:font-size-asian="10.5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Drop_20_Caps" style:display-name="Drop Caps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Line_20_numbering" style:display-name="Line numbering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komorka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4cm" fo:text-indent="-0.55cm" fo:margin-left="0.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olumny, sekcje i tabel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7:45.460896704</meta:creation-date>
    <dc:date>2017-11-05T19:50:56.781000000</dc:date>
    <meta:editing-duration>PT23M49S</meta:editing-duration>
    <meta:editing-cycles>5</meta:editing-cycles>
    <meta:generator>LibreOffice/5.4.2.2$Windows_x86 LibreOffice_project/22b09f6418e8c2d508a9eaf86b2399209b0990f4</meta:generator>
    <meta:document-statistic meta:table-count="1" meta:image-count="0" meta:object-count="0" meta:page-count="1" meta:paragraph-count="56" meta:word-count="328" meta:character-count="2210" meta:non-whitespace-character-count="1953"/>
  </office:meta>
</office:document-meta>
</file>